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2.088cm"/>
    </style:style>
    <style:style style:name="co3" style:family="table-column">
      <style:table-column-properties fo:break-before="auto" style:column-width="7.421cm"/>
    </style:style>
    <style:style style:name="co4" style:family="table-column">
      <style:table-column-properties fo:break-before="auto" style:column-width="1.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976cm" fo:break-before="auto" style:use-optimal-row-height="true"/>
    </style:style>
    <style:style style:name="ro4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ssage #</text:p>
          </table:table-cell>
          <table:table-cell table:style-name="Default" office:value-type="string" calcext:value-type="string">
            <text:p>Message Type</text:p>
          </table:table-cell>
          <table:table-cell office:value-type="string" calcext:value-type="string">
            <text:p>Timing</text:p>
          </table:table-cell>
        </table:table-row>
        <table:table-row table:style-name="ro1">
          <table:table-cell office:value-type="float" office:value="0.000546" calcext:value-type="float">
            <text:p>0,000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20000020000100000000000000000</text:p>
          </table:table-cell>
          <table:table-cell/>
        </table:table-row>
        <table:table-row table:style-name="ro2">
          <table:table-cell office:value-type="float" office:value="0.107244" calcext:value-type="float">
            <text:p>0,107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0100000200001a000000000000000080000746756a69747375</text:p>
          </table:table-cell>
          <table:table-cell table:formula="of:=[.A3]-[.A2]" office:value-type="float" office:value="0.106698" calcext:value-type="float">
            <text:p>0,106698</text:p>
          </table:table-cell>
        </table:table-row>
        <table:table-row table:style-name="ro3">
          <table:table-cell office:value-type="float" office:value="0.228285" calcext:value-type="float">
            <text:p>0,228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000000200010000000000000000000100000000000200000000010300000000960400000000000401000000000500000000000501000000000600000000000601000000000700000000000700000000000800000000050900000000000a00000000010b00000000000c00000000010c01000000000d00000000010d01000000800e00000000000f00000000320f01000000001000000000001100000000001200000000001300000000001400000000001500000000001600000000001700000000001800000000001900000000001b00000000001c00000000001a00000000001d0000000000500000000000600000000000610000000000620000000001</text:p>
          </table:table-cell>
          <table:table-cell table:formula="of:=[.A4]-[.A3]" office:value-type="float" office:value="0.121041" calcext:value-type="float">
            <text:p>0,121041</text:p>
          </table:table-cell>
        </table:table-row>
        <table:table-row table:style-name="ro4">
          <table:table-cell office:value-type="float" office:value="0.229158" calcext:value-type="float">
            <text:p>0,229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0030000020000280000000000000000010000000000010200000000010100000001020000000000</text:p>
          </table:table-cell>
          <table:table-cell table:formula="of:=[.A5]-[.A4]" office:value-type="float" office:value="0.000873000000000013" calcext:value-type="float">
            <text:p>0,000873</text:p>
          </table:table-cell>
        </table:table-row>
        <table:table-row table:style-name="ro1">
          <table:table-cell office:value-type="float" office:value="0.322366" calcext:value-type="float">
            <text:p>0,322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010000020000100000000000000000</text:p>
          </table:table-cell>
          <table:table-cell table:formula="of:=[.A6]-[.A5]" office:value-type="float" office:value="0.093208" calcext:value-type="float">
            <text:p>0,093208</text:p>
          </table:table-cell>
        </table:table-row>
        <table:table-row table:style-name="ro1">
          <table:table-cell office:value-type="float" office:value="3.708206" calcext:value-type="float">
            <text:p>3,7082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2010000020000100000000000000000</text:p>
          </table:table-cell>
          <table:table-cell table:formula="of:=[.A7]-[.A6]" office:value-type="float" office:value="3.38584" calcext:value-type="float">
            <text:p>3,38584</text:p>
          </table:table-cell>
        </table:table-row>
        <table:table-row table:style-name="ro1">
          <table:table-cell office:value-type="float" office:value="7.097606" calcext:value-type="float">
            <text:p>7,0976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2010000020000100000000000000000</text:p>
          </table:table-cell>
          <table:table-cell table:formula="of:=[.A8]-[.A7]" office:value-type="float" office:value="3.3894" calcext:value-type="float">
            <text:p>3,3894</text:p>
          </table:table-cell>
        </table:table-row>
        <table:table-row table:style-name="ro1">
          <table:table-cell office:value-type="float" office:value="10.480545" calcext:value-type="float">
            <text:p>10,4805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2010000020000100000000000000000</text:p>
          </table:table-cell>
          <table:table-cell table:formula="of:=[.A9]-[.A8]" office:value-type="float" office:value="3.382939" calcext:value-type="float">
            <text:p>3,382939</text:p>
          </table:table-cell>
        </table:table-row>
        <table:table-row table:style-name="ro1">
          <table:table-cell office:value-type="float" office:value="13.864428" calcext:value-type="float">
            <text:p>13,864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010000020000100000000000000000</text:p>
          </table:table-cell>
          <table:table-cell table:formula="of:=[.A10]-[.A9]" office:value-type="float" office:value="3.383883" calcext:value-type="float">
            <text:p>3,383883</text:p>
          </table:table-cell>
        </table:table-row>
        <table:table-row table:style-name="ro1">
          <table:table-cell office:value-type="float" office:value="17.249325" calcext:value-type="float">
            <text:p>17,249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2010000020000100000000000000000</text:p>
          </table:table-cell>
          <table:table-cell table:formula="of:=[.A11]-[.A10]" office:value-type="float" office:value="3.384897" calcext:value-type="float">
            <text:p>3,384897</text:p>
          </table:table-cell>
        </table:table-row>
        <table:table-row table:style-name="ro1">
          <table:table-cell office:value-type="float" office:value="17.359896" calcext:value-type="float">
            <text:p>17,359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2000000020000100000000000000000</text:p>
          </table:table-cell>
          <table:table-cell table:formula="of:=[.A12]-[.A11]" office:value-type="float" office:value="0.110571" calcext:value-type="float">
            <text:p>0,110571</text:p>
          </table:table-cell>
        </table:table-row>
        <table:table-row table:style-name="ro1">
          <table:table-cell office:value-type="float" office:value="17.374079" calcext:value-type="float">
            <text:p>17,3740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0060000020000100000000000000000</text:p>
          </table:table-cell>
          <table:table-cell table:formula="of:=[.A13]-[.A12]" office:value-type="float" office:value="0.0141829999999992" calcext:value-type="float">
            <text:p>0,014182999999999</text:p>
          </table:table-cell>
        </table:table-row>
        <table:table-row table:style-name="ro1">
          <table:table-cell office:value-type="float" office:value="18.559603" calcext:value-type="float">
            <text:p>18,5596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0040000020000100000000000000000</text:p>
          </table:table-cell>
          <table:table-cell table:formula="of:=[.A14]-[.A13]" office:value-type="float" office:value="1.185524" calcext:value-type="float">
            <text:p>1,185524</text:p>
          </table:table-cell>
        </table:table-row>
        <table:table-row table:style-name="ro1">
          <table:table-cell office:value-type="float" office:value="18.625658" calcext:value-type="float">
            <text:p>18,625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0020000020000100000000000000000</text:p>
          </table:table-cell>
          <table:table-cell table:formula="of:=[.A15]-[.A14]" office:value-type="float" office:value="0.0660550000000022" calcext:value-type="float">
            <text:p>0,06605500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5:29:22.132000000</meta:creation-date>
    <dc:date>2022-10-13T15:43:10.841000000</dc:date>
    <meta:editing-duration>PT3M6S</meta:editing-duration>
    <meta:editing-cycles>2</meta:editing-cycles>
    <meta:generator>LibreOffice/7.0.4.2$Windows_X86_64 LibreOffice_project/dcf040e67528d9187c66b2379df5ea4407429775</meta:generator>
    <meta:document-statistic meta:table-count="1" meta:cell-count="59" meta:object-count="0"/>
  </office:meta>
</office:document-meta>
</file>